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tativeDecorator.getPrincip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WebExchangeBuilder.principal( Mono &lt; Principal &gt; principalMon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erverWebExchangeBuilder.request( Consumer &lt; ServerHttpRequest . Builder &gt;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tativeDecorator.getReque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tiveDecorator.getRespon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WebExchangeBuilder.response( ServerHttp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erverWebExchangeBuilder.request( ServerHttp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erverWebExchangeBuilder.DefaultServerWebExchangeBuilder( ServerWebExchange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tativeDecorator.MutativeDecorator( ServerWebExchange delegate , @ Nullable ServerHttpRequest request , @ Nullable ServerHttpResponse response , @ Nullable Mono &lt; Principal &gt; principalMon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ServerWebExchangeBuilder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